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65.49pt"/>
    </style:style>
    <style:style style:name="co3" style:family="table-column">
      <style:table-column-properties fo:break-before="auto" style:column-width="65pt"/>
    </style:style>
    <style:style style:name="co4" style:family="table-column">
      <style:table-column-properties fo:break-before="auto" style:column-width="479.51pt"/>
    </style:style>
    <style:style style:name="ro1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1012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_Sekolah</text:p>
          </table:table-cell>
          <table:table-cell office:value-type="string" calcext:value-type="string">
            <text:p>Murid</text:p>
          </table:table-cell>
          <table:table-cell office:value-type="string" calcext:value-type="string">
            <text:p>Rombel</text:p>
          </table:table-cell>
          <table:table-cell office:value-type="string" calcext:value-type="string">
            <text:p>Guru</text:p>
          </table:table-cell>
          <table:table-cell office:value-type="string" calcext:value-type="string">
            <text:p>Pegawai</text:p>
          </table:table-cell>
          <table:table-cell office:value-type="string" calcext:value-type="string">
            <text:p>R_Kelas</text:p>
          </table:table-cell>
          <table:table-cell office:value-type="string" calcext:value-type="string">
            <text:p>R_Lab</text:p>
          </table:table-cell>
          <table:table-cell office:value-type="string" calcext:value-type="string">
            <text:p>R_Perpu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amat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T SD NEGERI 060799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9526964101091" calcext:value-type="float">
            <text:p>3.69526964101091</text:p>
          </table:table-cell>
          <table:table-cell office:value-type="float" office:value="98.6909436389753" calcext:value-type="float">
            <text:p>98.6909436389753</text:p>
          </table:table-cell>
          <table:table-cell office:value-type="string" calcext:value-type="string">
            <text:p>Besar, Kec. Medan Labuhan, Kota Medan, Sumatera Utara 2025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T SD NEGERI 060948</text:p>
          </table:table-cell>
          <table:table-cell office:value-type="float" office:value="327" calcext:value-type="float">
            <text:p>32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4108633533924" calcext:value-type="float">
            <text:p>3.64108633533924</text:p>
          </table:table-cell>
          <table:table-cell office:value-type="float" office:value="98.663992794352" calcext:value-type="float">
            <text:p>98.663992794352</text:p>
          </table:table-cell>
          <table:table-cell office:value-type="string" calcext:value-type="string">
            <text:p>Jl. Kol. Yos Sudarso No.Km. 7, Pekan Labuhan, Kec. Medan Labuhan, Kota Medan, Sumatera Utara 2024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T SD NEGERI 060949</text:p>
          </table:table-cell>
          <table:table-cell office:value-type="float" office:value="416" calcext:value-type="float">
            <text:p>4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2888048342386" calcext:value-type="float">
            <text:p>3.72888048342386</text:p>
          </table:table-cell>
          <table:table-cell office:value-type="float" office:value="98.6764526567015" calcext:value-type="float">
            <text:p>98.6764526567015</text:p>
          </table:table-cell>
          <table:table-cell office:value-type="string" calcext:value-type="string">
            <text:p>Jl. Kol. Yos Sudarso, Pekan Labuhan, Kec. Medan Labuhan, Kota Medan, Sumatera Utara 2025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PT SD NEGERI 060950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2733809996351" calcext:value-type="float">
            <text:p>3.72733809996351</text:p>
          </table:table-cell>
          <table:table-cell office:value-type="float" office:value="98.6778241528404" calcext:value-type="float">
            <text:p>98.6778241528404</text:p>
          </table:table-cell>
          <table:table-cell office:value-type="string" calcext:value-type="string">
            <text:p>Jl. Kol. Yos Sudarso, Pekan Labuhan, Kec. Medan Labuhan, Kota Medan, Sumatera Utara 2025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T SD NEGERI 060951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273954607124" calcext:value-type="float">
            <text:p>3.72273954607124</text:p>
          </table:table-cell>
          <table:table-cell office:value-type="float" office:value="98.6798694659576" calcext:value-type="float">
            <text:p>98.6798694659576</text:p>
          </table:table-cell>
          <table:table-cell office:value-type="string" calcext:value-type="string">
            <text:p>Martubung, Kec. Medan Labuhan, Kota Medan, Sumatera Utara 2025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T SD NEGERI 060952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72260747150807" calcext:value-type="float">
            <text:p>3.72260747150807</text:p>
          </table:table-cell>
          <table:table-cell office:value-type="float" office:value="98.6799197415412" calcext:value-type="float">
            <text:p>98.6799197415412</text:p>
          </table:table-cell>
          <table:table-cell office:value-type="string" calcext:value-type="string">
            <text:p>Jl. Kol. Yos Sudarso No.16,5, Martubung, Kec. Medan Labuhan, Kota Medan, Sumatera Utara 2025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PT SD NEGERI 060953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9067356858781" calcext:value-type="float">
            <text:p>3.69067356858781</text:p>
          </table:table-cell>
          <table:table-cell office:value-type="float" office:value="98.6764844543205" calcext:value-type="float">
            <text:p>98.6764844543205</text:p>
          </table:table-cell>
          <table:table-cell office:value-type="string" calcext:value-type="string">
            <text:p>Jl. Pancing 4, Besar, Kec. Medan Labuhan, Kota Medan, Sumatera Utara 2024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T SD NEGERI 060956</text:p>
          </table:table-cell>
          <table:table-cell office:value-type="float" office:value="361" calcext:value-type="float">
            <text:p>36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3664285757528" calcext:value-type="float">
            <text:p>3.73664285757528</text:p>
          </table:table-cell>
          <table:table-cell office:value-type="float" office:value="98.6753138426835" calcext:value-type="float">
            <text:p>98.6753138426835</text:p>
          </table:table-cell>
          <table:table-cell office:value-type="string" calcext:value-type="string">
            <text:p>Jl. Syahbudin Yatim No.105, Pekan Labuhan, Kec. Medan Labuhan, Kota Medan, Sumatera Utara 2025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T SD NEGERI 064005</text:p>
          </table:table-cell>
          <table:table-cell office:value-type="float" office:value="589" calcext:value-type="float">
            <text:p>58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8892739643591" calcext:value-type="float">
            <text:p>3.68892739643591</text:p>
          </table:table-cell>
          <table:table-cell office:value-type="float" office:value="98.6986924101391" calcext:value-type="float">
            <text:p>98.6986924101391</text:p>
          </table:table-cell>
          <table:table-cell office:value-type="string" calcext:value-type="string">
            <text:p>Jl. Rawe 7, Tangkahan, Kec. Medan Labuhan, Kabupaten Deli Serdang, Sumatera Utara 2025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T SD NEGERI 064997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519193703592" calcext:value-type="float">
            <text:p>3.68519193703592</text:p>
          </table:table-cell>
          <table:table-cell office:value-type="float" office:value="98.6939656524664" calcext:value-type="float">
            <text:p>98.6939656524664</text:p>
          </table:table-cell>
          <table:table-cell office:value-type="string" calcext:value-type="string">
            <text:p>Jl. Rawe V, Tangkahan, Kec. Medan Labuhan, Kota Medan, Sumatera Utara 2025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T SD NEGERI 065001</text:p>
          </table:table-cell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2743405529665" calcext:value-type="float">
            <text:p>3.72743405529665</text:p>
          </table:table-cell>
          <table:table-cell office:value-type="float" office:value="98.6924816779715" calcext:value-type="float">
            <text:p>98.6924816779715</text:p>
          </table:table-cell>
          <table:table-cell office:value-type="string" calcext:value-type="string">
            <text:p>Jl. Jermal Raya, Sei Mati, Kec. Medan Labuhan, Kota Medan, Sumatera Utara 2025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T SD NEGERI 065002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425635521749" calcext:value-type="float">
            <text:p>3.7425635521749</text:p>
          </table:table-cell>
          <table:table-cell office:value-type="float" office:value="98.6785095138472" calcext:value-type="float">
            <text:p>98.6785095138472</text:p>
          </table:table-cell>
          <table:table-cell office:value-type="string" calcext:value-type="string">
            <text:p>Jl. Chaidir Jl. Taud No.II, Pekan Labuhan, Kec. Medan Labuhan, Kota Medan, Sumatera Utara 2025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T SD NEGERI 066657</text:p>
          </table:table-cell>
          <table:table-cell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007688007496" calcext:value-type="float">
            <text:p>3.7007688007496</text:p>
          </table:table-cell>
          <table:table-cell office:value-type="float" office:value="98.6857485408295" calcext:value-type="float">
            <text:p>98.6857485408295</text:p>
          </table:table-cell>
          <table:table-cell office:value-type="string" calcext:value-type="string">
            <text:p>Jl. Kp. Bahari, Martubung, Kec. Medan Labuhan, Kota Medan, Sumatera Utara 2025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PT SD NEGERI 067266</text:p>
          </table:table-cell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7121694985333" calcext:value-type="float">
            <text:p>3.7121694985333</text:p>
          </table:table-cell>
          <table:table-cell office:value-type="float" office:value="98.686612810139" calcext:value-type="float">
            <text:p>98.686612810139</text:p>
          </table:table-cell>
          <table:table-cell office:value-type="string" calcext:value-type="string">
            <text:p>Martubung, Kec. Medan Labuhan, Kota Medan, Sumatera Utara 20252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PT SD NEGERI 067267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9361881379591" calcext:value-type="float">
            <text:p>3.69361881379591</text:p>
          </table:table-cell>
          <table:table-cell office:value-type="float" office:value="98.6977289580891" calcext:value-type="float">
            <text:p>98.6977289580891</text:p>
          </table:table-cell>
          <table:table-cell office:value-type="string" calcext:value-type="string">
            <text:p>Jl. Rawe 7, Tangkahan, Kec. Medan Labuhan, Kota Medan, Sumatera Utara 2025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PT SD NEGERI 067268</text:p>
          </table:table-cell>
          <table:table-cell office:value-type="float" office:value="292" calcext:value-type="float">
            <text:p>2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8182007194531" calcext:value-type="float">
            <text:p>3.68182007194531</text:p>
          </table:table-cell>
          <table:table-cell office:value-type="float" office:value="98.691495453154" calcext:value-type="float">
            <text:p>98.691495453154</text:p>
          </table:table-cell>
          <table:table-cell office:value-type="string" calcext:value-type="string">
            <text:p>Tangkahan, Kec. Medan Labuhan, Kota Medan, Sumatera Utara 20244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meta:initial-creator>Erance</meta:initial-creator>
    <meta:creation-date>2023-01-09T07:00:07Z</meta:creation-date>
    <dc:date>2023-01-18T08:43:50.774000000</dc:date>
    <meta:editing-duration>PT11S</meta:editing-duration>
    <meta:editing-cycles>1</meta:editing-cycles>
    <meta:document-statistic meta:table-count="1" meta:cell-count="204" meta:object-count="0"/>
  </office:meta>
</office:document-meta>
</file>